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Table8" style:family="table">
      <style:table-properties style:width="5.9444in" fo:margin-left="0.4903in" fo:margin-right="0.4903in" table:align="margins"/>
    </style:style>
    <style:style style:name="Table8.A" style:family="table-column">
      <style:table-column-properties style:column-width="5.9444in" style:rel-column-width="65535*"/>
    </style:style>
    <style:style style:name="Table8.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text-properties fo:background-color="#ffff00"/>
    </style:style>
    <style:style style:name="P7" style:family="paragraph" style:parent-style-name="Table_20_Contents">
      <style:paragraph-properties fo:background-color="transparent">
        <style:background-image/>
      </style:paragraph-properties>
    </style:style>
    <style:style style:name="P8" style:family="paragraph" style:parent-style-name="Standard" style:list-style-name="L1"/>
    <style:style style:name="P9" style:family="paragraph" style:parent-style-name="Standard">
      <style:paragraph-properties fo:margin-left="0.2598in" fo:margin-right="0.0008in" fo:text-indent="0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a publisher and subscriber process. </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text:span text:style-name="T1">OpenDDS Developer's Guide </text:span>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8">Downloading and unzipping OpenDDS</text:p>
        </text:list-item>
        <text:list-item>
          <text:p text:style-name="P8">Configuring and building OpenDDS</text:p>
        </text:list-item>
        <text:list-item>
          <text:p text:style-name="P8">Building the Messenger Example</text:p>
        </text:list-item>
        <text:list-item>
          <text:p text:style-name="P8">Running the Messenger Example</text:p>
        </text:list-item>
        <text:list-item>
          <text:p text:style-name="P8">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publisher program, a subscriber program, and the IDL describing messages sent between the two. <text:s/>The <text:soft-page-break/>publisher and subscriber make use of OpenDDS' Data-Centric Publish/Subscribe layer, or DCPS. <text:s/>You can find the Messenger example in DevGuideExamples/DCPS/Messenger.</text:p>
      <text:h text:style-name="Heading_20_2" text:outline-level="2">Messenger Publisher</text:h>
      <text:p text:style-name="Standard">The publisher program publishes messages to the “Movie Discussion List” topic. <text:s/>It publishes 10 messages, and waits for the subscriber to acknowledge them. <text:s/>Once the messages have been acknowledged, the publisher exits.</text:p>
      <text:h text:style-name="Heading_20_2" text:outline-level="2">Messenger Subscriber</text:h>
      <text:p text:style-name="Standard">The subscriber program subscribes to messages from the “Movie Discussion List” topic. <text:s/>For every message it receives, the publisher outputs the contents of the message to the standard output stream. <text:s/>Once the subscriber has detected that there is no longer a publish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6"/>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or, similarly on Windows:</text:p>
      <text:p text:style-name="Standard"><text:soft-page-break/></text:p>
      <text:p text:style-name="P2"><text:span text:style-name="Source_20_Text">%ACE_ROOT%\bin\DCPSInfoRepo</text:span></text:p>
      <text:p text:style-name="Standard"/>
      <text:p text:style-name="Standard">This command will start the InfoRepo, which will open a TCP server socket on a random available port <text:s/>for publishers and subscribers to connect to. <text:s/>The InfoRepo will produce a file named repo.ior that provides InfoRepo client processes with the information they need to connect to the InfoRepo, including the port number.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 via the topic “Movie Discussion List”, the publisher,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 Messenger</text:h>
      <text:p text:style-name="Standard">In order to run Messenger distributed across multiple hosts, we can no longer rely on the file system as the only means of communicating InfoRepo connectivity information. <text:s/>Instead, we can agree on a well-known port and host.</text:p>
      <text:p text:style-name="Standard"/>
      <text:h text:style-name="Heading_20_3" text:outline-level="3"><text:soft-page-break/>Starting the InfoRepo</text:h>
      <text:p text:style-name="Standard">On the InfoRepo host, start the InfoRepo again, but add the port configuration to the command line. <text:s/>For example, to listen on port 12795</text:p>
      <text:p text:style-name="Standard"/>
      <text:p text:style-name="P2"><text:span text:style-name="Source_20_Text">-ORBListenEndpoints iiop://:12795</text:span></text:p>
      <text:p text:style-name="Standard"/>
      <text:p text:style-name="Standard">This will force the InfoRepo to listen on a specific port, rather than a random available port.</text:p>
      <text:h text:style-name="Heading_20_3" text:outline-level="3">Starting the Publisher and Subscriber</text:h>
      <text:p text:style-name="Standard">Without benefit of a repo.ior file, the publisher and subscriber must now be told where to connect to the InfoRepo. <text:s/>Add the option to the publisher and subscriber command lines:</text:p>
      <text:p text:style-name="Standard"/>
      <text:p text:style-name="P2"><text:span text:style-name="Source_20_Text">-DCPSInfoRepo server07:12795</text:span></text:p>
      <text:p text:style-name="Standard"/>
      <text:p text:style-name="Standard">Presuming, of course, that the InfoRepo was started on a server named <text:span text:style-name="Source_20_Text">server07</text:span>. <text:s/>Again, you will see the ten messages published by publisher written to the output of the subscriber's screen.</text:p>
      <text:h text:style-name="Heading_20_2" text:outline-level="2">Command Line Options</text:h>
      <text:p text:style-name="Standard">The publisher and subscriber support a standard list of DCPS application options. <text:s/>To see the full list of configuration options, see the <text:span text:style-name="T1">OpenDDS Developer's Guide</text:span>, chapter 6.</text:p>
      <text:h text:style-name="Heading_20_1" text:outline-level="1">Understanding The DCPS Layer</text:h>
      <text:p text:style-name="Standard">The example you just ran made use of the DCPS layer of OpenDDS. <text:s/>OpenDDS is an implementation of DDS, the OMG standard for Data Distribution Servers. <text:s/>To understand the Messenger example, some introduction to DDS concepts are needed.</text:p>
      <text:p text:style-name="Standard"/>
      <text:p text:style-name="Standard">Within a DCPS writing application, a <text:span text:style-name="T2">publisher</text:span> produces messages for distribution. <text:s/>These messages are received by <text:span text:style-name="T2">subscribers</text:span> and made available to reading applications. <text:s/></text:p>
      <text:p text:style-name="Standard"/>
      <text:p text:style-name="Standard">Applications do not write with publishers directly, for they are not type-specific. <text:s/>Instead, applications create <text:span text:style-name="T2">data writers</text:span>, which are used for writing a specific type of data on a specific <text:span text:style-name="T2">topic</text:span>, or channel of communication for a specific publisher. <text:s/>Likewise, data readers are used to read type-specific data on a topic for a specific subscriber.</text:p>
      <text:p text:style-name="Standard"/>
      <text:p text:style-name="Standard">Both publishers and subscribers participate within the context of a <text:span text:style-name="T2">domain</text:span>, or logical division of the data space. <text:s/>The connection between a publisher or subscriber and its domain is through a containing object, called a <text:span text:style-name="T2">domain participant</text:span>.</text:p>
      <text:p text:style-name="Standard"/>
      <table:table table:name="Table8" table:style-name="Table8">
        <table:table-column table:style-name="Table8.A"/>
        <table:table-row>
          <table:table-cell table:style-name="Table8.A1" office:value-type="string">
            <text:p text:style-name="P1">Note:</text:p>
            <text:p text:style-name="P3">For more information about the DDS standard, see <text:a xlink:type="simple" xlink:href="http://www.omg.org/spec/DDS/">http://www.omg.org/spec/DDS</text:a></text:p>
          </table:table-cell>
        </table:table-row>
      </table:table>
      <text:p text:style-name="Standard"/>
      <text:h text:style-name="Heading_20_1" text:outline-level="1">An Examination of Messenger Code</text:h>
      <text:p text:style-name="Standard">The publisher code is found in Publisher.cpp. <text:s/>The main() method begins by initializing the DomainParticipantFactory:</text:p>
      <text:p text:style-name="Standard"/>
      <text:p text:style-name="Standard"><text:soft-page-break/><text:span text:style-name="Source_20_Text"><text:span text:style-name="T3"><text:s/>20 <text:s text:c="2"/>try {</text:span></text:span></text:p>
      <text:p text:style-name="Standard"><text:span text:style-name="Source_20_Text"><text:span text:style-name="T3"><text:s/>21 <text:s text:c="4"/>// Initialize DomainParticipantFactory, handling command line args</text:span></text:span></text:p>
      <text:p text:style-name="Standard"><text:span text:style-name="Source_20_Text"><text:span text:style-name="T3"><text:s/>22 <text:s text:c="4"/>DDS::DomainParticipantFactory_var dpf =</text:span></text:span></text:p>
      <text:p text:style-name="Standard"><text:span text:style-name="Source_20_Text"><text:span text:style-name="Source_20_Text"><text:span text:style-name="T3"><text:s/>23 <text:s text:c="6"/>TheParticipantFactoryWithArgs(argc, argv);</text:span></text:span></text:span></text:p>
      <text:p text:style-name="Standard"><text:span text:style-name="Source_20_Text"><text:span text:style-name="T3"/></text:span></text:p>
      <text:p text:style-name="Standard">We begin by opening a try/catch block on line 20. <text:s/>OpenDDS entities (domain participants, publishers, subscribers, data readers, and data writers) can throw a CORBA::Exception when created. <text:s/>In addition, we have also moved most of our setup code to a different file, Boilerplate.cpp, which itself throws a std::string as an exception.</text:p>
      <text:p text:style-name="Standard"/>
      <text:p text:style-name="Standard">OpenDDS entities are all created through a factory pattern. <text:s/>The topmost object, the domain participant itself, is created through a DomainParticipantFactory object. <text:s/>Other entities also serve as factories for the objects they contain. <text:s/>We create a DomainParticipantFactory on lines 22-23</text:p>
      <text:p text:style-name="Standard"/>
      <text:p text:style-name="Standard">Note that the DomainParticipantFactory also processes and consumes any command line arguments that begin with -DCPS. <text:s/>For the remainder of main() it appears as if those arguments were not passed in.</text:p>
      <text:p text:style-name="Standard"/>
      <text:p text:style-name="Standard">Next the DomainParticipantFactory is used to create a domain participant:</text:p>
      <text:p text:style-name="Standard"/>
      <text:p text:style-name="Standard"><text:span text:style-name="Source_20_Text"><text:s/>25 <text:s text:c="4"/>// Create domain participant</text:span></text:p>
      <text:p text:style-name="Standard"><text:span text:style-name="Source_20_Text"><text:s/>26 <text:s text:c="4"/>DDS::DomainParticipant_var participant = createParticipant(dpf);</text:span></text:p>
      <text:p text:style-name="Standard"><text:span text:style-name="Source_20_Text"/></text:p>
      <text:p text:style-name="Standard">For now, we will ignore the implementation of the various createXXX() methods, which are found in Boilerplate.cpp. </text:p>
      <text:p text:style-name="Standard"/>
      <text:p text:style-name="Standard">The DomainParticipant is then used as a factory to create a topic and publisher:</text:p>
      <text:p text:style-name="Standard"/>
      <text:p text:style-name="Standard"><text:span text:style-name="Source_20_Text"><text:s/>28 <text:s text:c="4"/>// Register type support and create topic</text:span></text:p>
      <text:p text:style-name="Standard"><text:span text:style-name="Source_20_Text"><text:s/>29 <text:s text:c="4"/>DDS::Topic_var topic = createTopic(participant);</text:span></text:p>
      <text:p text:style-name="Standard"><text:span text:style-name="Source_20_Text"><text:s/>30 </text:span></text:p>
      <text:p text:style-name="Standard"><text:span text:style-name="Source_20_Text"><text:s/>31 <text:s text:c="4"/>// Create publisher</text:span></text:p>
      <text:p text:style-name="Standard"><text:span text:style-name="Source_20_Text"><text:s/>32 <text:s text:c="4"/>DDS::Publisher_var publisher = createPublisher(participant);</text:span></text:p>
      <text:p text:style-name="Standard"/>
      <text:p text:style-name="Standard">The publisher is next used as a factory to create the data writer. <text:s text:c="2"/>The data writer also needs a topic to communicate on.</text:p>
      <text:p text:style-name="Standard"/>
      <text:p text:style-name="Standard"><text:span text:style-name="Source_20_Text"><text:s/>34 <text:s text:c="4"/>// Create data writer for the topic</text:span></text:p>
      <text:p text:style-name="Standard"><text:span text:style-name="Source_20_Text"><text:s/>35 <text:s text:c="4"/>DDS::DataWriter_var writer = createDataWriter(publisher, topic);</text:span></text:p>
      <text:p text:style-name="Standard"><text:span text:style-name="Source_20_Text"/></text:p>
      <text:p text:style-name="Standard">As a last setup step, the data writer needs to be safely downcast to a type-specific data writer. <text:s/>Publisher will be writing messages of type Message, so we need to narrow the data writer:</text:p>
      <text:p text:style-name="Standard"/>
      <text:p text:style-name="Standard"><text:span text:style-name="Source_20_Text"><text:s/>37 <text:s text:c="4"/>// Safely downcast data writer to type-specific data writer</text:span></text:p>
      <text:p text:style-name="Standard"><text:span text:style-name="Source_20_Text"><text:s/>38 <text:s text:c="4"/>Messenger::MessageDataWriter_var message_writer = narrow(writer);</text:span></text:p>
      <text:p text:style-name="Standard"><text:span text:style-name="Source_20_Text"/></text:p>
      <text:p text:style-name="Standard">Our data writer will </text:p>
      <text:p text:style-name="Standard"/>
      <text:p text:style-name="Standard">Subscriber Code</text:p>
      <text:p text:style-name="Standard"/>
      <text:p text:style-name="Standard"><text:soft-page-break/></text:p>
      <text:p text:style-name="Standard">IDL</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fo:font-size="11pt" fo:background-color="transparent" style:font-name-asian="DejaVu Sans Mono" style:font-size-asian="10.5pt"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8T17:05:45</dc:date>
    <meta:editing-cycles>169</meta:editing-cycles>
    <meta:editing-duration>PT12H22M34S</meta:editing-duration>
    <meta:user-defined meta:name="Info 1"/>
    <meta:user-defined meta:name="Info 2"/>
    <meta:user-defined meta:name="Info 3"/>
    <meta:user-defined meta:name="Info 4"/>
    <meta:document-statistic meta:table-count="8" meta:image-count="0" meta:object-count="0" meta:page-count="8" meta:paragraph-count="144" meta:word-count="2086" meta:character-count="13318"/>
  </office:meta>
</office:document-meta>
</file>